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5.56mm"/>
    </style:style>
    <style:style style:name="co2" style:family="table-column">
      <style:table-column-properties fo:break-before="auto" style:column-width="5.4mm"/>
    </style:style>
    <style:style style:name="co3" style:family="table-column">
      <style:table-column-properties fo:break-before="auto" style:column-width="14.25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59.99mm"/>
    </style:style>
    <style:style style:name="co7" style:family="table-column">
      <style:table-column-properties fo:break-before="auto" style:column-width="6.23mm"/>
    </style:style>
    <style:style style:name="co8" style:family="table-column">
      <style:table-column-properties fo:break-before="auto" style:column-width="96.3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4.51mm"/>
    </style:style>
    <style:style style:name="co11" style:family="table-column">
      <style:table-column-properties fo:break-before="auto" style:column-width="105.41mm"/>
    </style:style>
    <style:style style:name="co12" style:family="table-column">
      <style:table-column-properties fo:break-before="auto" style:column-width="10.25mm"/>
    </style:style>
    <style:style style:name="co13" style:family="table-column">
      <style:table-column-properties fo:break-before="auto" style:column-width="57.7mm"/>
    </style:style>
    <style:style style:name="co14" style:family="table-column">
      <style:table-column-properties fo:break-before="auto" style:column-width="56.87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4.91mm"/>
    </style:style>
    <style:style style:name="co17" style:family="table-column">
      <style:table-column-properties fo:break-before="auto" style:column-width="14.09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1.45mm" fo:break-before="auto" style:use-optimal-row-height="false"/>
    </style:style>
    <style:style style:name="ro4" style:family="table-row">
      <style:table-row-properties style:row-height="17.8mm" fo:break-before="auto" style:use-optimal-row-height="false"/>
    </style:style>
    <style:style style:name="ro5" style:family="table-row">
      <style:table-row-properties style:row-height="7.43mm" fo:break-before="auto" style:use-optimal-row-height="true"/>
    </style:style>
    <style:style style:name="ro6" style:family="table-row">
      <style:table-row-properties style:row-height="9.77mm" fo:break-before="auto" style:use-optimal-row-height="true"/>
    </style:style>
    <style:style style:name="ro7" style:family="table-row">
      <style:table-row-properties style:row-height="6.7mm" fo:break-before="auto" style:use-optimal-row-height="true"/>
    </style:style>
    <style:style style:name="ro8" style:family="table-row">
      <style:table-row-properties style:row-height="9.19mm" fo:break-before="auto" style:use-optimal-row-height="true"/>
    </style:style>
    <style:style style:name="ro9" style:family="table-row">
      <style:table-row-properties style:row-height="24.5mm" fo:break-before="auto" style:use-optimal-row-height="true"/>
    </style:style>
    <style:style style:name="ro10" style:family="table-row">
      <style:table-row-properties style:row-height="6.07mm" fo:break-before="auto" style:use-optimal-row-height="true"/>
    </style:style>
    <style:style style:name="ro11" style:family="table-row">
      <style:table-row-properties style:row-height="10.62mm" fo:break-before="auto" style:use-optimal-row-height="true"/>
    </style:style>
    <style:style style:name="ro12" style:family="table-row">
      <style:table-row-properties style:row-height="7.2mm" fo:break-before="auto" style:use-optimal-row-height="true"/>
    </style:style>
    <style:style style:name="ro13" style:family="table-row">
      <style:table-row-properties style:row-height="8.91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11.75mm" fo:break-before="auto" style:use-optimal-row-height="true"/>
    </style:style>
    <style:style style:name="ro16" style:family="table-row">
      <style:table-row-properties style:row-height="15.89mm" fo:break-before="auto" style:use-optimal-row-height="true"/>
    </style:style>
    <style:style style:name="ro17" style:family="table-row">
      <style:table-row-properties style:row-height="12.82mm" fo:break-before="auto" style:use-optimal-row-height="true"/>
    </style:style>
    <style:style style:name="ro18" style:family="table-row">
      <style:table-row-properties style:row-height="22.01mm" fo:break-before="auto" style:use-optimal-row-height="true"/>
    </style:style>
    <style:style style:name="ro19" style:family="table-row">
      <style:table-row-properties style:row-height="31.22mm" fo:break-before="auto" style:use-optimal-row-height="true"/>
    </style:style>
    <style:style style:name="ro20" style:family="table-row">
      <style:table-row-properties style:row-height="18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 style:data-style-name="N111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11">
      <style:table-cell-properties fo:background-color="transparent" fo:wrap-option="wrap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9" style:family="table-cell" style:parent-style-name="Default">
      <style:table-cell-properties style:cell-protect="none" style:print-content="true"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background-color="transparent" fo:wrap-option="no-wrap" fo:padding="0.49mm" style:vertical-align="automatic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fo:padding="0.49mm" style:vertical-align="middle"/>
      <style:paragraph-properties fo:text-align="center" fo:margin-left="0mm"/>
      <style:text-properties style:font-name="Liberation Mono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ackground-color="transparent" fo:wrap-option="wrap" fo:padding="0.49mm" style:vertical-align="top"/>
      <style:paragraph-properties fo:text-align="center" fo:margin-left="0mm"/>
      <style:text-properties style:font-name="Liberation Mono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padding="0.49mm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cccc" fo:font-size="8pt" style:font-size-asian="8pt" style:font-size-complex="8pt"/>
    </style:style>
    <style:style style:name="ce20" style:family="table-cell" style:parent-style-name="Default" style:data-style-name="N111">
      <style:table-cell-properties style:text-align-source="fix" style:repeat-content="false" fo:background-color="transparent" fo:wrap-option="wrap"/>
      <style:paragraph-properties fo:text-align="end" fo:margin-left="0mm"/>
    </style:style>
    <style:style style:name="ce21" style:family="table-cell" style:parent-style-name="Default" style:data-style-name="N111">
      <style:table-cell-properties style:text-align-source="fix" style:repeat-content="false" fo:background-color="transparent" fo:wrap-option="wrap"/>
      <style:paragraph-properties fo:text-align="end" fo:margin-left="0mm"/>
      <style:text-properties fo:color="#cccccc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cccc"/>
    </style:style>
    <style:style style:name="ce23" style:family="table-cell" style:parent-style-name="Default">
      <style:table-cell-properties fo:background-color="transparent"/>
      <style:text-properties fo:color="#cccccc"/>
    </style:style>
    <style:style style:name="ce24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font-name="Liberation Mono" fo:font-size="7pt" style:font-size-asian="7pt" style:font-size-complex="7pt"/>
    </style:style>
    <style:style style:name="ce25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size-asian="7pt" style:font-size-complex="7pt"/>
    </style:style>
    <style:style style:name="ce26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name-asian="Liberation Sans1" style:font-size-asian="7pt" style:font-name-complex="Liberation Sans1" style:font-size-complex="7pt"/>
    </style:style>
    <style:style style:name="ce27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fo:color="#cccccc" style:font-name="Liberation Sans" fo:font-size="7pt" style:font-size-asian="7pt" style:font-size-complex="7pt"/>
    </style:style>
    <style:style style:name="ce28" style:family="table-cell" style:parent-style-name="Default">
      <style:text-properties fo:color="#cccccc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cccccc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11">
      <style:table-cell-properties fo:background-color="transparent" fo:wrap-option="wrap"/>
      <style:text-properties style:use-window-font-color="true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34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size-asian="7pt" style:font-size-complex="7pt"/>
    </style:style>
    <style:style style:name="ce35" style:family="table-cell" style:parent-style-name="Default">
      <style:table-cell-properties fo:background-color="transparent" fo:wrap-option="wrap" fo:padding-bottom="0.35mm" fo:padding-left="5.34mm" fo:padding-right="5.34mm" fo:padding-top="0.35mm" style:vertical-align="top"/>
      <style:text-properties style:use-window-font-color="true" style:font-name="Liberation Mono" fo:font-size="7pt" style:font-name-asian="Liberation Sans1" style:font-size-asian="7pt" style:font-name-complex="Liberation Sans1" style:font-size-complex="7pt"/>
    </style:style>
    <style:style style:name="ce36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111">
      <style:table-cell-properties fo:background-color="transparent" fo:wrap-option="wrap"/>
      <style:text-properties fo:color="#cccccc"/>
    </style:style>
    <style:style style:name="ce38" style:family="table-cell" style:parent-style-name="Default">
      <style:table-cell-properties style:cell-protect="none" style:print-content="true" fo:background-color="transparent" fo:wrap-option="wrap" fo:padding-bottom="0.35mm" fo:padding-left="5.34mm" fo:padding-right="5.34mm" fo:padding-top="0.35mm" style:vertical-align="top"/>
      <style:text-properties fo:color="#cccccc" style:font-name="Liberation Mono"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fo:background-color="transparent" fo:wrap-option="wrap" fo:padding="0.49mm" style:vertical-align="middle"/>
      <style:paragraph-properties fo:text-align="center" fo:margin-left="0mm"/>
      <style:text-properties fo:color="#cccccc" style:font-name="Liberation Mono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ackground-color="transparent" fo:wrap-option="no-wrap" fo:padding-bottom="0.35mm" fo:padding-left="5.34mm" fo:padding-right="5.34mm" fo:padding-top="0.35mm" style:vertical-align="automatic"/>
      <style:paragraph-properties fo:text-align="end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end" fo:margin-left="0mm"/>
      <style:text-properties style:font-name="Liberation Mono"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fo:background-color="transparent" fo:wrap-option="wrap" fo:padding-bottom="0.35mm" fo:padding-left="5.34mm" fo:padding-right="5.34mm" fo:padding-top="0.35mm" style:vertical-align="middle"/>
      <style:paragraph-properties fo:text-align="end" fo:margin-left="0mm"/>
      <style:text-properties fo:color="#cccccc" style:font-name="Liberation Mono" fo:font-size="7pt" style:font-size-asian="7pt" style:font-size-complex="7pt"/>
    </style:style>
    <style:style style:name="T1" style:family="text">
      <style:text-properties style:font-name="Liberation Mono" style:font-name-asian="Liberation Sans" style:font-name-complex="Liberation Sans"/>
    </style:style>
  </office:automatic-styles>
  <office:body>
    <office:spreadsheet>
      <table:table table:name="Nalezené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 table:number-rows-repeated="10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2">
          <table:table-cell table:style-name="Default" table:number-columns-repeated="8"/>
          <table:table-cell table:style-name="ce15" table:number-columns-repeated="2"/>
          <table:table-cell table:style-name="Default" table:number-columns-repeated="1014"/>
        </table:table-row>
        <table:table-row table:style-name="ro2" table:number-rows-repeated="36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2">
          <table:table-cell table:number-columns-repeated="11"/>
          <table:table-cell table:style-name="Default" table:number-columns-repeated="1013"/>
        </table:table-row>
        <table:table-row table:style-name="ro2" table:number-rows-repeated="25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2" table:number-rows-repeated="2">
          <table:table-cell table:style-name="Default" table:number-columns-repeated="8"/>
          <table:table-cell table:style-name="ce15" table:number-columns-repeated="2"/>
          <table:table-cell table:style-name="Default" table:number-columns-repeated="1014"/>
        </table:table-row>
        <table:table-row table:style-name="ro2" table:number-rows-repeated="2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3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4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2">
          <table:table-cell table:style-name="Default" table:number-columns-repeated="8"/>
          <table:table-cell table:style-name="ce15" table:number-columns-repeated="2"/>
          <table:table-cell table:style-name="Default" table:number-columns-repeated="1014"/>
        </table:table-row>
        <table:table-row table:style-name="ro2" table:number-rows-repeated="3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Default" table:number-columns-repeated="8"/>
          <table:table-cell table:style-name="ce16" table:number-columns-repeated="2"/>
          <table:table-cell table:style-name="Default" table:number-columns-repeated="1014"/>
        </table:table-row>
        <table:table-row table:style-name="ro2" table:number-rows-repeated="9">
          <table:table-cell table:style-name="Default" table:number-columns-repeated="8"/>
          <table:table-cell table:number-columns-repeated="2"/>
          <table:table-cell table:style-name="Default"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82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hled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20"/>
        <table:table-column table:style-name="co4" table:default-cell-style-name="ce8"/>
        <table:table-column table:style-name="co5" table:default-cell-style-name="ce7"/>
        <table:table-column table:style-name="co6" table:default-cell-style-name="ce24"/>
        <table:table-column table:style-name="co10" table:default-cell-style-name="ce24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DUP; GETFIELD OBJECT(0) FIELD(0); PUTFIELD OBJECT(0) FIELD(0); </text:p>
          </table:table-cell>
          <table:table-cell table:style-name="ce25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Zbytečná operace, pokud členská proměnná patří stejnému objektu. K tomu ale nikdy nedochází.</text:p>
          </table:table-cell>
          <table:table-cell table:style-name="ce23" table:number-columns-repeated="1013"/>
        </table:table-row>
        <table:table-row table:style-name="ro6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5" office:value-type="string" calcext:value-type="string">
            <text:p>LOAD VAR(0); LOAD VAR(0); GETFIELD OBJECT(0) FIELD(0); PUTFIELD OBJECT(0) FIELD(0); </text:p>
          </table:table-cell>
          <table:table-cell table:style-name="ce25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Viz. Předchozí případ</text:p>
          </table:table-cell>
          <table:table-cell table:style-name="ce23" table:number-columns-repeated="101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BEGIN; *; END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Najít všechna typická těla metod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CONST I(0); CONST I(1); OP;</text:p>
          </table:table-cell>
          <table:table-cell table:style-name="ce25" office:value-type="string" calcext:value-type="string">
            <text:p>CONST result;</text:p>
          </table:table-cell>
          <table:table-cell table:number-columns-repeated="2"/>
          <table:table-cell table:style-name="ce29" office:value-type="string" calcext:value-type="string">
            <text:p>Lze spočítat výsledek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LOAD VAR(0); LOAD VAR(0); SUB;</text:p>
          </table:table-cell>
          <table:table-cell table:style-name="ce25" office:value-type="string" calcext:value-type="string">
            <text:p>CONST 0;</text:p>
          </table:table-cell>
          <table:table-cell table:number-columns-repeated="2"/>
          <table:table-cell table:style-name="ce29" office:value-type="string" calcext:value-type="string">
            <text:p>Výsledek je nula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6" office:value-type="string" calcext:value-type="string">
            <text:p>LOAD VAR(0); DUP; SUB;</text:p>
          </table:table-cell>
          <table:table-cell table:style-name="ce25" office:value-type="string" calcext:value-type="string">
            <text:p>CONST 0;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I(0); LOAD VAR(0); OP;</text:p>
          </table:table-cell>
          <table:table-cell table:style-name="ce25" office:value-type="string" calcext:value-type="string">
            <text:p>CONST result;</text:p>
          </table:table-cell>
          <table:table-cell table:number-columns-repeated="2"/>
          <table:table-cell table:style-name="ce29" office:value-type="string" calcext:value-type="string">
            <text:p>Lze někdy spočítat výsledek.</text:p>
          </table:table-cell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CONST I(0); ADD; STORE VAR(0);</text:p>
          </table:table-cell>
          <table:table-cell table:style-name="ce25" office:value-type="string" calcext:value-type="string">
            <text:p>INC VAR(0) I(0);</text:p>
          </table:table-cell>
          <table:table-cell table:number-columns-repeated="2"/>
          <table:table-cell table:style-name="ce29" office:value-type="string" calcext:value-type="string">
            <text:p>Někdy lze zjednodušit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.*null.*NULL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I(0); CONST I(0); IF_test LABEL(0);</text:p>
          </table:table-cell>
          <table:table-cell table:style-name="ce25"/>
          <table:table-cell table:style-name="ce15" table:number-columns-repeated="2"/>
          <table:table-cell table:style-name="ce29" office:value-type="string" calcext:value-type="string">
            <text:p>Známe výsledek testu.</text:p>
          </table:table-cell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0); IF_rovnost LABEL(0)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Rovnost dvou stejných proměnných lze rozhodnout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x2y;</text:p>
          </table:table-cell>
          <table:table-cell table:style-name="ce23"/>
          <table:table-cell table:number-columns-repeated="2"/>
          <table:table-cell table:style-name="ce29" office:value-type="string" calcext:value-type="string">
            <text:p>Nenalezeny žádné zajímavé konverze hodnot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INC VAR(0) 0;</text:p>
          </table:table-cell>
          <table:table-cell table:style-name="ce25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Inkrementace o 0 je zbytečná operace. Nenalezena taková operace.</text:p>
          </table:table-cell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inicializace pole, kde se konstanty liší o 1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Nelze nijak zoptimalizovat.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konkatenace řetězcových konstant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IF_test LABEL(0); GOTO LABEL(0); LABEL(0)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rázdná těla bloků. Nikdy se neprovede,</text:p>
          </table:table-cell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CONST value; SWITCH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Lze zjistit, který blok se vykoná.</text:p>
          </table:table-cell>
          <table:table-cell table:style-name="ce23" table:number-columns-repeated="1013"/>
        </table:table-row>
        <table:table-row table:style-name="ro7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práce s lokálními proměnnými před RETURN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S proměnnými se pracuje a provede se pop.</text:p>
          </table:table-cell>
          <table:table-cell table:style-name="ce23" table:number-columns-repeated="1013"/>
        </table:table-row>
        <table:table-row table:style-name="ro8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pokud metoda vrací pouze konstantu, lze ji nahradit touto onsantou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/>
          <table:table-cell table:style-name="ce25" office:value-type="string" calcext:value-type="string">
            <text:p>LABEL(0); GOTO LABEL(1); <text:s/></text:p>
          </table:table-cell>
          <table:table-cell table:style-name="ce25" office:value-type="string" calcext:value-type="string">
            <text:p>GOTO LABEL(1);</text:p>
          </table:table-cell>
          <table:table-cell table:number-columns-repeated="2"/>
          <table:table-cell table:style-name="ce29" office:value-type="string" calcext:value-type="string">
            <text:p>Zbytečný skok navíc, ale pokud se skáče z ifu, pak je potřeba.</text:p>
          </table:table-cell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práce s konstantami – použít existující a přetypování?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CONST I(0); STORE VAR(0); CONST I(1); STORE VAR(0); 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ředchozí inicializaci můžeme vynechat. </text:p>
          </table:table-cell>
          <table:table-cell table:style-name="ce23" table:number-columns-repeated="101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/>
          <table:table-cell table:style-name="ce26" office:value-type="string" calcext:value-type="string">
            <text:p>NullPointerException.*ATHROW</text:p>
          </table:table-cell>
          <table:table-cell table:style-name="ce25" office:value-type="string" calcext:value-type="string">
            <text:p>CONST null; ATHROW;</text:p>
          </table:table-cell>
          <table:table-cell table:number-columns-repeated="2"/>
          <table:table-cell table:style-name="ce29" office:value-type="string" calcext:value-type="string">
            <text:p>If objectref is null , athrow throws a NullPointerException instead of objectref.</text:p>
          </table:table-cell>
          <table:table-cell table:style-name="ce23" table:number-columns-repeated="1013"/>
        </table:table-row>
        <table:table-row table:style-name="ro5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/>
          <table:table-cell table:style-name="ce27" office:value-type="string" calcext:value-type="string">
            <text:p>GOTO LABEL(0); .*;LABEL(0); RETURN;</text:p>
          </table:table-cell>
          <table:table-cell table:style-name="ce25" office:value-type="string" calcext:value-type="string">
            <text:p>RETURN;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style-name="ce29" office:value-type="string" calcext:value-type="string">
            <text:p>Nepodmíněný skok na return, který nic nevrací, lze nahradit přímo instrukcí return.</text:p>
          </table:table-cell>
          <table:table-cell table:style-name="ce23" table:number-columns-repeated="1013"/>
        </table:table-row>
        <table:table-row table:style-name="ro5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a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0);</text:p>
          </table:table-cell>
          <table:table-cell table:style-name="ce25" office:value-type="string" calcext:value-type="string">
            <text:p>LOAD VAR(1); LOAD VAR(0); DUP_X1;</text:p>
          </table:table-cell>
          <table:table-cell table:number-columns-repeated="2"/>
          <table:table-cell table:style-name="ce29" office:value-type="string" calcext:value-type="string">
            <text:p>Podmínka: VAR(0) a VAR(1) jsou typu o délce 1. Poznámka: tento vzor existuje v mnoha dalších variantách pro konstanty, členské proměnné, …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2); LOAD VAR(0);</text:p>
          </table:table-cell>
          <table:table-cell table:style-name="ce25" office:value-type="string" calcext:value-type="string">
            <text:p>LOAD VAR(1); LOAD VAR(2); LOAD VAR(0); DUP_X2;</text:p>
          </table:table-cell>
          <table:table-cell table:number-columns-repeated="2"/>
          <table:table-cell table:style-name="ce29" office:value-type="string" calcext:value-type="string">
            <text:p>Podmínka: VAR(0), VAR(1),VAR(2) jsou 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0);</text:p>
          </table:table-cell>
          <table:table-cell table:style-name="ce25" office:value-type="string" calcext:value-type="string">
            <text:p>LOAD VAR(1); LOAD VAR(0); DUP_X2;</text:p>
          </table:table-cell>
          <table:table-cell table:number-columns-repeated="2"/>
          <table:table-cell table:style-name="ce29" office:value-type="string" calcext:value-type="string">
            <text:p>Podmínka: VAR(0) je typu o délce 1, VAR(1) je typu o délce 2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0); LOAD VAR(1);</text:p>
          </table:table-cell>
          <table:table-cell table:style-name="ce25" office:value-type="string" calcext:value-type="string">
            <text:p>LOAD VAR(0); LOAD VAR(1); DUP2;</text:p>
          </table:table-cell>
          <table:table-cell table:number-columns-repeated="2"/>
          <table:table-cell table:style-name="ce29" office:value-type="string" calcext:value-type="string">
            <text:p>Podmínka: VAR(0) a VAR(1) jsou typu o délce 1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0);</text:p>
          </table:table-cell>
          <table:table-cell table:style-name="ce25" office:value-type="string" calcext:value-type="string">
            <text:p>LOAD VAR(0); DUP2;</text:p>
          </table:table-cell>
          <table:table-cell table:number-columns-repeated="2"/>
          <table:table-cell table:style-name="ce29" office:value-type="string" calcext:value-type="string">
            <text:p>Podmínka: VAR(0) je typu o délce 2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0);</text:p>
          </table:table-cell>
          <table:table-cell table:style-name="ce25" office:value-type="string" calcext:value-type="string">
            <text:p>LOAD VAR(0); DUP;</text:p>
          </table:table-cell>
          <table:table-cell table:number-columns-repeated="2"/>
          <table:table-cell table:style-name="ce29" office:value-type="string" calcext:value-type="string">
            <text:p>Podmínka: VAR(0) je typu o délce 1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LOAD VAR(0); LOAD VAR(1); LOAD VAR(2); LOAD VAR(0); LOAD VAR(1);</text:p>
          </table:table-cell>
          <table:table-cell table:style-name="ce25" office:value-type="string" calcext:value-type="string">
            <text:p>LOAD VAR(2); LOAD VAR(0); LOAD VAR(1); DUP2_X1;</text:p>
          </table:table-cell>
          <table:table-cell table:number-columns-repeated="2"/>
          <table:table-cell table:style-name="ce29" office:value-type="string" calcext:value-type="string">
            <text:p>Podmínka: VAR(0), VAR(1),VAR(2) jsou 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0);</text:p>
          </table:table-cell>
          <table:table-cell table:style-name="ce25" office:value-type="string" calcext:value-type="string">
            <text:p>LOAD VAR(1); LOAD VAR(0); DUP2_X1;</text:p>
          </table:table-cell>
          <table:table-cell table:number-columns-repeated="2"/>
          <table:table-cell table:style-name="ce29" office:value-type="string" calcext:value-type="string">
            <text:p>Podmínka: VAR(0) je typu o délce 2, VAR(1) je typu o délce 1</text:p>
          </table:table-cell>
          <table:table-cell table:style-name="ce23" table:number-columns-repeated="1013"/>
        </table:table-row>
        <table:table-row table:style-name="ro6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LOAD VAR(0); LOAD VAR(1); LOAD VAR(2); LOAD VAR(3); LOAD VAR(0); LOAD VAR(1);</text:p>
          </table:table-cell>
          <table:table-cell table:style-name="ce25" office:value-type="string" calcext:value-type="string">
            <text:p>LOAD VAR(2); LOAD VAR(3); LOAD VAR(0); LOAD VAR(1); DUP2_X2</text:p>
          </table:table-cell>
          <table:table-cell table:number-columns-repeated="2"/>
          <table:table-cell table:style-name="ce29" office:value-type="string" calcext:value-type="string">
            <text:p>Podmínka: VAR(0), VAR(1),VAR(2), VAR(3) jsou 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2); LOAD VAR(0);</text:p>
          </table:table-cell>
          <table:table-cell table:style-name="ce25" office:value-type="string" calcext:value-type="string">
            <text:p>LOAD VAR(1); LOAD VAR(2); LOAD VAR(0); DUP2_X2;</text:p>
          </table:table-cell>
          <table:table-cell table:number-columns-repeated="2"/>
          <table:table-cell table:style-name="ce29" office:value-type="string" calcext:value-type="string">
            <text:p>Podmínka: VAR(0) je typu o délce 2, VAR(1), VAR(2) <text:s/>jsou <text:s/>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LOAD VAR(0); LOAD VAR(1); LOAD VAR(2); LOAD VAR(0); LOAD VAR(1);</text:p>
          </table:table-cell>
          <table:table-cell table:style-name="ce25" office:value-type="string" calcext:value-type="string">
            <text:p>LOAD VAR(2); LOAD VAR(0); LOAD VAR(1); DUP2_X1;</text:p>
          </table:table-cell>
          <table:table-cell table:number-columns-repeated="2"/>
          <table:table-cell table:style-name="ce29" office:value-type="string" calcext:value-type="string">
            <text:p>Podmínka: VAR(0), VAR(1) <text:s/>jsou <text:s/>typu o délce 2, <text:s/>VAR(2) <text:s/>je <text:s/>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LOAD VAR(1); LOAD VAR(0);</text:p>
          </table:table-cell>
          <table:table-cell table:style-name="ce25" office:value-type="string" calcext:value-type="string">
            <text:p>LOAD VAR(1); LOAD VAR(0); DUP2_X2;</text:p>
          </table:table-cell>
          <table:table-cell table:number-columns-repeated="2"/>
          <table:table-cell table:style-name="ce29" office:value-type="string" calcext:value-type="string">
            <text:p>Podmínka: VAR(0) a VAR(1) jsou typu o délce 2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/>
          <table:table-cell table:style-name="ce25" office:value-type="string" calcext:value-type="string">
            <text:p>CONST null; CHECKCAST;</text:p>
          </table:table-cell>
          <table:table-cell table:style-name="ce25" office:value-type="string" calcext:value-type="string">
            <text:p>CONST null;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office:value-type="string" calcext:value-type="string">
            <text:p>Operace checkcast nic neprovede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Porovnání stejných double hodnot/porovnáníkonstant/…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x2y; y2x;</text:p>
          </table:table-cell>
          <table:table-cell table:style-name="ce25" office:value-type="string" calcext:value-type="string">
            <text:p>-</text:p>
          </table:table-cell>
          <table:table-cell table:number-columns-repeated="2"/>
          <table:table-cell table:style-name="ce29" office:value-type="string" calcext:value-type="string">
            <text:p>Lze vynechat, pokud typ x má menší počet bajtů než typ y.</text:p>
          </table:table-cell>
          <table:table-cell table:style-name="ce23" table:number-columns-repeated="1013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dc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Není dostupný soubor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okupswitch pad default n v0 l0 v1 l0 …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ad má 0-3B, ostatní položky 4B.</text:p>
          </table:table-cell>
          <table:table-cell table:number-columns-repeated="1013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multianewarray type 1</text:p>
          </table:table-cell>
          <table:table-cell table:style-name="ce25" office:value-type="string" calcext:value-type="string">
            <text:p>anewarray typ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Vytváření pole objektů o dimenzi 1.</text:p>
          </table:table-cell>
          <table:table-cell table:style-name="ce23" table:number-columns-repeated="1013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pop;pop;</text:p>
          </table:table-cell>
          <table:table-cell table:style-name="ce25" office:value-type="string" calcext:value-type="string">
            <text:p>pop2;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nop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STORE VAR(0); STORE VAR(1); LOAD VAR(0); LOAD VAR(1);</text:p>
          </table:table-cell>
          <table:table-cell table:style-name="ce25" office:value-type="string" calcext:value-type="string">
            <text:p>SWAP;</text:p>
          </table:table-cell>
          <table:table-cell table:number-columns-repeated="2"/>
          <table:table-cell table:style-name="ce29" office:value-type="string" calcext:value-type="string">
            <text:p>Podmínka: VAR(0) a VAR(1) jsou typu o délce 1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tableswitch pad default low high l0 l1 l2 …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ad má 0-3B, ostatní položky 4B.</text:p>
          </table:table-cell>
          <table:table-cell table:style-name="ce23" table:number-columns-repeated="1013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-</text:p>
          </table:table-cell>
          <table:table-cell/>
          <table:table-cell table:style-name="ce25" office:value-type="string" calcext:value-type="string">
            <text:p>CONST S(„“); append</text:p>
          </table:table-cell>
          <table:table-cell table:number-columns-repeated="1017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násobení a dělení dvěma</text:p>
          </table:table-cell>
          <table:table-cell table:style-name="ce25" office:value-type="string" calcext:value-type="string">
            <text:p>posuv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vícenásobný vstup do monitoru?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SWAP; ADD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Zbytečné u komutativní operace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 office:value-type="float" office:value="0" calcext:value-type="float">
            <text:p>0,000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5" office:value-type="string" calcext:value-type="string">
            <text:p>CONST; CONST; SWAP;</text:p>
          </table:table-cell>
          <table:table-cell table:style-name="ce25" office:value-type="string" calcext:value-type="string">
            <text:p>CONST(1); CONST(0);</text:p>
          </table:table-cell>
          <table:table-cell table:number-columns-repeated="2"/>
          <table:table-cell table:style-name="ce29" office:value-type="string" calcext:value-type="string">
            <text:p>Prohazovat konstanty je zbytečné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3"/>
          <table:table-cell table:style-name="ce25" office:value-type="string" calcext:value-type="string">
            <text:p>LOAD VAR; LOAD VAR; SWAP;</text:p>
          </table:table-cell>
          <table:table-cell table:style-name="ce25" office:value-type="string" calcext:value-type="string">
            <text:p>LOAD VAR(1); LOAD VAR(0);</text:p>
          </table:table-cell>
          <table:table-cell table:number-columns-repeated="2"/>
          <table:table-cell table:style-name="ce29" office:value-type="string" calcext:value-type="string">
            <text:p>Prohazování je zbytečné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StringBuilder append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rvní hodnotu v řetězci lze vložit pomocí konstruktoru.</text:p>
          </table:table-cell>
          <table:table-cell table:style-name="ce23" table:number-columns-repeated="1013"/>
        </table:table-row>
        <table:table-row table:style-name="ro5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GOTO LABEL; .*; LABEL</text:p>
          </table:table-cell>
          <table:table-cell table:style-name="ce25" office:value-type="string" calcext:value-type="string">
            <text:p>GOTO LABEL; LABE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Eliminating Unreadable Code <text:s/>= všechny instrukce mezi nepodmíněným skokem a prvním labelem lze smazat</text:p>
          </table:table-cell>
          <table:table-cell table:style-name="ce23" table:number-columns-repeated="1013"/>
        </table:table-row>
        <table:table-row table:style-name="ro6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IF LABEL(0); GOTO LABEL(1); LABEL(0); &lt;instrukce0&gt;; LABEL(1); &lt;instrukce1&gt;</text:p>
          </table:table-cell>
          <table:table-cell table:style-name="ce25" office:value-type="string" calcext:value-type="string">
            <text:p>IFNOT LABEL(1); &lt;instrukce0&gt;; LABEL(1); &lt;instrukce1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Flow of control optimization = jump over jump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Porovnávání int s nulou, lze použít vhodnější instrukci.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RETURN; .*; LABEL(0);</text:p>
          </table:table-cell>
          <table:table-cell table:style-name="ce25" office:value-type="string" calcext:value-type="string">
            <text:p>RETURN; LABEL(0);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9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OKUPSWITCH pad default npairs </text:p>
            <text:p>v0 l0 </text:p>
            <text:p>v1 l1 </text:p>
            <text:p>… </text:p>
          </table:table-cell>
          <table:table-cell table:style-name="ce25" office:value-type="string" calcext:value-type="string">
            <text:p>DUP; CONST v0; IF_ICMPEQ l0'; </text:p>
            <text:p>DUP; CONST v1; IF_ICMPEQ l1'; </text:p>
            <text:p>… </text:p>
            <text:p>GOTO default'; </text:p>
            <text:p>L0': POP; …</text:p>
            <text:p><text:span text:style-name="T1">L1': POP; …</text:span></text:p>
          </table:table-cell>
          <table:table-cell table:number-columns-repeated="2" office:value-type="string" calcext:value-type="string">
            <text:p>?</text:p>
          </table:table-cell>
          <table:table-cell table:style-name="ce29" office:value-type="string" calcext:value-type="string">
            <text:p>Obecně se lookupswitch nahradit ify nevyplatí. Problém je že ve switchy mohou být skoky 4B, ale v ifech pouze 2B. Podívat se, jak se řeší ify, pokud jsou třeba vzdálenější skoky. Lze vyřešit pomocí goto_w, ale to je výrazně drahá instrukce. Náhrada tedy záleží na délkách skoků. Další optimalizací je nahrazení DUP a POP pomocí načtení z proměnné. Pokud před switchem je operace load var, pak ji lze použít i v náhradní konstrukci. Instrukce CONST může mít pro menší hodnoty menší délku a CONST 0; IFEQ; lze nahradit za jednoduché IFEQ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IF LABEL(0); LABEL(0);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ABEL(0); GOTO LABEL(0); <text:s/>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Nekonečná smyčka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S; append; CONST S; append;</text:p>
          </table:table-cell>
          <table:table-cell table:style-name="ce25" office:value-type="string" calcext:value-type="string">
            <text:p>CONST S.S; append;</text:p>
          </table:table-cell>
          <table:table-cell table:number-columns-repeated="2"/>
          <table:table-cell table:style-name="ce29" office:value-type="string" calcext:value-type="string">
            <text:p>Konkatenace dvou konstant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CONST I(0); ADD; STORE VAR(0);</text:p>
          </table:table-cell>
          <table:table-cell table:style-name="ce25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Index proměnné a konstanta musí být jednobajtové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CONST I(0); ADD; STORE VAR(0);</text:p>
          </table:table-cell>
          <table:table-cell table:style-name="ce25" office:value-type="string" calcext:value-type="string">
            <text:p>INC VAR(0) I(0);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Index proměnné a konstanta mohou být až dvoubajtové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; POP;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RETURN; .*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Vše mezi return a end nebo label, jsou instrukce, které se nikdy nevykonají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RETURN; RETURN;</text:p>
          </table:table-cell>
          <table:table-cell table:style-name="ce28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STORE VAR(0); STORE VAR(1); LOAD VAR(0); DUP; LOAD VAR(1);</text:p>
          </table:table-cell>
          <table:table-cell table:style-name="ce25" office:value-type="string" calcext:value-type="string">
            <text:p>DUP_X1; SWAP;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null; IFNULL;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IFNEQ LABEL(0); IFEQ LABEL(1);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5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0; IFCMPZERO LABEL(1);</text:p>
          </table:table-cell>
          <table:table-cell table:style-name="ce25"/>
          <table:table-cell table:number-columns-repeated="2"/>
          <table:table-cell table:style-name="ce29" office:value-type="string" calcext:value-type="string">
            <text:p>Podívat se na všechny podmíněné skoky, které lze rozhodnout. if&lt;cond&gt; se nikdy neporovnává s konstantami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I(0); STORE VAR(0);.*LOAD VAR(0); STORE VAR(1);</text:p>
          </table:table-cell>
          <table:table-cell table:style-name="ce25" office:value-type="string" calcext:value-type="string">
            <text:p>CONST I(0); STORE VAR(0);.*CONST I(0); STORE VAR(1);</text:p>
          </table:table-cell>
          <table:table-cell table:number-columns-repeated="2"/>
          <table:table-cell table:style-name="ce29" office:value-type="string" calcext:value-type="string">
            <text:p>Constant propagation.</text:p>
          </table:table-cell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AD VAR(0); STORE VAR(1);.*LOAD VAR(1); STORE VAR(2);</text:p>
          </table:table-cell>
          <table:table-cell table:style-name="ce25" office:value-type="string" calcext:value-type="string">
            <text:p>LOAD VAR(0); STORE VAR(2);</text:p>
          </table:table-cell>
          <table:table-cell table:number-columns-repeated="2"/>
          <table:table-cell table:style-name="ce29" office:value-type="string" calcext:value-type="string">
            <text:p>Copy propagation, ale vyžaduje další informace.</text:p>
          </table:table-cell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loop unrolling – mrknout na zdroják</text:p>
          </table:table-cell>
          <table:table-cell table:style-name="ce25"/>
          <table:table-cell table:style-name="ce15"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typická těla metod</text:p>
          </table:table-cell>
          <table:table-cell table:style-name="ce25"/>
          <table:table-cell table:style-name="ce15"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STORE VAR(0); POP; LOAD VAR(0);</text:p>
          </table:table-cell>
          <table:table-cell table:style-name="ce25" office:value-type="string" calcext:value-type="string">
            <text:p>SWAP; POP;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7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ifeq then else ifeq … - mrknout na zdroják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CONST I(1); OR; IF</text:p>
          </table:table-cell>
          <table:table-cell table:style-name="ce25"/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7"/>
          <table:table-cell table:style-name="Default"/>
          <table:table-cell table:style-name="ce15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8" table:number-columns-repeated="2"/>
          <table:table-cell table:style-name="ce19"/>
          <table:table-cell table:style-name="ce21"/>
          <table:table-cell table:style-name="ce22"/>
          <table:table-cell table:style-name="ce23"/>
          <table:table-cell table:style-name="ce25" office:value-type="string" calcext:value-type="string">
            <text:p>maska, dělení dvěma</text:p>
          </table:table-cell>
          <table:table-cell table:style-name="ce25" office:value-type="string" calcext:value-type="string">
            <text:p>shr, shl</text:p>
          </table:table-cell>
          <table:table-cell table:number-columns-repeated="2"/>
          <table:table-cell table:style-name="ce29"/>
          <table:table-cell table:style-name="ce23"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LDC F(0.0);</text:p>
          </table:table-cell>
          <table:table-cell office:value-type="string" calcext:value-type="string">
            <text:p>FCONST_0;</text:p>
          </table:table-cell>
          <table:table-cell table:style-name="ce16" table:number-columns-repeated="2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LDC F(1.0);</text:p>
          </table:table-cell>
          <table:table-cell office:value-type="string" calcext:value-type="string">
            <text:p>FCONST_1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LDC F(2.0);</text:p>
          </table:table-cell>
          <table:table-cell office:value-type="string" calcext:value-type="string">
            <text:p>FCONST_2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LDC L(0);</text:p>
          </table:table-cell>
          <table:table-cell office:value-type="string" calcext:value-type="string">
            <text:p>LCONST_0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LDC L(1);</text:p>
          </table:table-cell>
          <table:table-cell office:value-type="string" calcext:value-type="string">
            <text:p>LCONST_1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LDC D(0.0);</text:p>
          </table:table-cell>
          <table:table-cell office:value-type="string" calcext:value-type="string">
            <text:p>DCONST_0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LDC D(1.0);</text:p>
          </table:table-cell>
          <table:table-cell office:value-type="string" calcext:value-type="string">
            <text:p>DCONST_1;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INSTANCEOF.*CHECKCAS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IF LABEL(0); GOTO LABEL(0);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další příklady pro vkládání metod, hodně parametrů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tisk nového řádku</text:p>
          </table:table-cell>
          <table:table-cell table:number-columns-repeated="1017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ce" table:style-name="ta1">
        <office:forms form:automatic-focus="false" form:apply-design-mode="false"/>
        <table:table-column table:style-name="co11" table:default-cell-style-name="ce24"/>
        <table:table-row table:style-name="ro2">
          <table:table-cell table:style-name="ce30" office:value-type="string" calcext:value-type="string">
            <text:p>Inspirace</text:p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práce s konstantami – použít existující a přetypování?</text:p>
          </table:table-cell>
        </table:table-row>
        <table:table-row table:style-name="ro2">
          <table:table-cell office:value-type="string" calcext:value-type="string">
            <text:p>zahozená vypočítaná hodnota</text:p>
          </table:table-cell>
        </table:table-row>
        <table:table-row table:style-name="ro2">
          <table:table-cell office:value-type="string" calcext:value-type="string">
            <text:p>přidělení hodnoty proměnné, která se již nepoužije</text:p>
          </table:table-cell>
        </table:table-row>
        <table:table-row table:style-name="ro2">
          <table:table-cell office:value-type="string" calcext:value-type="string">
            <text:p>local common subexpressions</text:p>
          </table:table-cell>
        </table:table-row>
        <table:table-row table:style-name="ro2">
          <table:table-cell office:value-type="string" calcext:value-type="string">
            <text:p>computation simplification</text:p>
          </table:table-cell>
        </table:table-row>
        <table:table-row table:style-name="ro2">
          <table:table-cell office:value-type="string" calcext:value-type="string">
            <text:p>peephole optimalizace</text:p>
          </table:table-cell>
        </table:table-row>
        <table:table-row table:style-name="ro2">
          <table:table-cell office:value-type="string" calcext:value-type="string">
            <text:p>algebraic simplification and reduction</text:p>
          </table:table-cell>
        </table:table-row>
        <table:table-row table:style-name="ro2">
          <table:table-cell office:value-type="string" calcext:value-type="string">
            <text:p>Use of machine idioms</text:p>
          </table:table-cell>
        </table:table-row>
        <table:table-row table:style-name="ro2">
          <table:table-cell office:value-type="string" calcext:value-type="string">
            <text:p>Flow of control optimization.</text:p>
          </table:table-cell>
        </table:table-row>
        <table:table-row table:style-name="ro2">
          <table:table-cell office:value-type="string" calcext:value-type="string">
            <text:p>Eliminating redundant loads and stores</text:p>
          </table:table-cell>
        </table:table-row>
        <table:table-row table:style-name="ro2">
          <table:table-cell office:value-type="string" calcext:value-type="string">
            <text:p>Copy propagation</text:p>
          </table:table-cell>
        </table:table-row>
        <table:table-row table:style-name="ro2">
          <table:table-cell office:value-type="string" calcext:value-type="string">
            <text:p>Dead code elimination</text:p>
          </table:table-cell>
        </table:table-row>
        <table:table-row table:style-name="ro2">
          <table:table-cell office:value-type="string" calcext:value-type="string">
            <text:p>Constant propagation</text:p>
          </table:table-cell>
        </table:table-row>
        <table:table-row table:style-name="ro2">
          <table:table-cell office:value-type="string" calcext:value-type="string">
            <text:p>Inline metody</text:p>
          </table:table-cell>
        </table:table-row>
        <table:table-row table:style-name="ro2">
          <table:table-cell office:value-type="string" calcext:value-type="string">
            <text:p>Loop unrolling</text:p>
          </table:table-cell>
        </table:table-row>
        <table:table-row table:style-name="ro2">
          <table:table-cell office:value-type="string" calcext:value-type="string">
            <text:p>Optimalizace boolean výrazů</text:p>
          </table:table-cell>
        </table:table-row>
        <table:table-row table:style-name="ro2">
          <table:table-cell office:value-type="string" calcext:value-type="string">
            <text:p>Detekce proměnných, které se tváří jako konstanty</text:p>
          </table:table-cell>
        </table:table-row>
        <table:table-row table:style-name="ro2">
          <table:table-cell office:value-type="string" calcext:value-type="string">
            <text:p>Přesunutí bloku instrukcí z větví</text:p>
          </table:table-cell>
        </table:table-row>
        <table:table-row table:style-name="ro7">
          <table:table-cell office:value-type="string" calcext:value-type="string">
            <text:p>Prozkoumat všechny vzory pro všechny možné varianty hodnot: proměnné, členské proměnné, konstanty, ..</text:p>
          </table:table-cell>
        </table:table-row>
      </table:table>
      <table:table table:name="Typická těla meto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12" table:default-cell-style-name="ce8"/>
        <table:table-column table:style-name="co13" table:default-cell-style-name="ce10"/>
        <table:table-column table:style-name="co14" table:default-cell-style-name="ce12"/>
        <table:table-column table:style-name="co7" table:default-cell-style-name="ce14"/>
        <table:table-column table:style-name="co15" table:default-cell-style-name="ce14"/>
        <table:table-column table:style-name="co16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7632" calcext:value-type="float">
            <text:p>0,076</text:p>
          </table:table-cell>
          <table:table-cell office:value-type="float" office:value="39317" calcext:value-type="float">
            <text:p>39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; END; 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Metoda bez těla. <text:s/>Abstraktní nebo metoda rozhraní. </text:p>
          </table:table-cell>
          <table:table-cell table:number-columns-repeated="1013"/>
        </table:table-row>
        <table:table-row table:style-name="ro1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612" calcext:value-type="float">
            <text:p>0,006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; RETURN; END;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toda nic nevrací a hned provede návrat. V některých případech lze smazat metodu a stejně tak každé volání této metody.</text:p>
          </table:table-cell>
          <table:table-cell table:number-columns-repeated="1013"/>
        </table:table-row>
        <table:table-row table:style-name="ro1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753" calcext:value-type="float">
            <text:p>0,008</text:p>
          </table:table-cell>
          <table:table-cell office:value-type="float" office:value="6998" calcext:value-type="float">
            <text:p>6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; CONST I; RETURN; END;</text:p>
          </table:table-cell>
          <table:table-cell office:value-type="string" calcext:value-type="string">
            <text:p>CONST I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ání metody lze nahradit vložením konstanty a metodu smazat.</text:p>
          </table:table-cell>
          <table:table-cell table:style-name="Default"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3577" calcext:value-type="float">
            <text:p>0,036</text:p>
          </table:table-cell>
          <table:table-cell office:value-type="float" office:value="33254" calcext:value-type="float">
            <text:p>33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IN; LOAD this; GETFIELD OBJECT FIELD; RETURN; END;</text:p>
          </table:table-cell>
          <table:table-cell table:style-name="ce35" office:value-type="string" calcext:value-type="string">
            <text:p>GETFIELD OBJECT FIELD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ter.</text:p>
          </table:table-cell>
          <table:table-cell table:style-name="Default"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327" calcext:value-type="float">
            <text:p>0,033</text:p>
          </table:table-cell>
          <table:table-cell office:value-type="float" office:value="30397" calcext:value-type="float">
            <text:p>30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GIN; LOAD this; INVOKE OBJECT METHOD; RETURN; END;</text:p>
          </table:table-cell>
          <table:table-cell table:style-name="ce35" office:value-type="string" calcext:value-type="string">
            <text:p>INVOKE OBJECT METHOD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okace metody aktuálního objektu.</text:p>
          </table:table-cell>
          <table:table-cell table:style-name="Default" table:number-columns-repeated="1013"/>
        </table:table-row>
        <table:table-row table:style-name="ro1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142" calcext:value-type="float">
            <text:p>0,011</text:p>
          </table:table-cell>
          <table:table-cell office:value-type="float" office:value="10613" calcext:value-type="float">
            <text:p>10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GETFIELD OBJECT FIELD; INVOKE OBJECT METHOD; RETURN; END;</text:p>
          </table:table-cell>
          <table:table-cell table:style-name="ce35" office:value-type="string" calcext:value-type="string">
            <text:p>GETFIELD OBJECT FIELD; INVOKE OBJECT METHOD;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Pro členskou metodu aktuálního objektu ze zavolá metoda.</text:p>
          </table:table-cell>
          <table:table-cell table:style-name="Default" table:number-columns-repeated="1013"/>
        </table:table-row>
        <table:table-row table:style-name="ro1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186" calcext:value-type="float">
            <text:p>0,022</text:p>
          </table:table-cell>
          <table:table-cell office:value-type="float" office:value="20319" calcext:value-type="float">
            <text:p>203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LOAD PAR; INVOKE OBJECT METHOD; RETURN; END;</text:p>
          </table:table-cell>
          <table:table-cell table:style-name="ce35" office:value-type="string" calcext:value-type="string">
            <text:p>INVOKE OBJECT METHOD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okace metody aktuálního objektu s jedním parametrem.</text:p>
          </table:table-cell>
          <table:table-cell table:style-name="Default" table:number-columns-repeated="1013"/>
        </table:table-row>
        <table:table-row table:style-name="ro1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1462" calcext:value-type="float">
            <text:p>0,015</text:p>
          </table:table-cell>
          <table:table-cell office:value-type="float" office:value="13591" calcext:value-type="float">
            <text:p>135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; LOAD this; LOAD PAR; PUTFIELD OBJECT FIELD; RETURN; END;</text:p>
          </table:table-cell>
          <table:table-cell table:style-name="ce35" office:value-type="string" calcext:value-type="string">
            <text:p>PUTFIELD OBJECT FIELD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ter.</text:p>
          </table:table-cell>
          <table:table-cell table:style-name="Default" table:number-columns-repeated="1013"/>
        </table:table-row>
        <table:table-row table:style-name="ro2">
          <table:table-cell table:number-columns-repeated="11"/>
          <table:table-cell table:style-name="Default" table:number-columns-repeated="1013"/>
        </table:table-row>
        <table:table-row table:style-name="ro2">
          <table:table-cell table:number-columns-repeated="3"/>
          <table:table-cell table:style-name="ce20"/>
          <table:table-cell table:style-name="ce8"/>
          <table:table-cell table:style-name="ce7"/>
          <table:table-cell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 table:number-columns-repeated="2"/>
          <table:table-cell table:style-name="Default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oky a větv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875" calcext:value-type="float">
            <text:p>0,009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OOKUPSWITCH LABEL(0) I I LABEL(1) LABEL(2); 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Je třeba vypočítat z velikosti skoků a dalších informací, zda se náhrada vyplatí.</text:p>
          </table:table-cell>
          <table:table-cell table:number-columns-repeated="1013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9" calcext:value-type="float">
            <text:p>0,005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OOKUPSWITCH LABEL(0) I LABEL(1); </text:p>
          </table:table-cell>
          <table:table-cell office:value-type="string" calcext:value-type="string">
            <text:p>CONST I; IFEQ LABEL(1); GOTO LABEL(0);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okup: 9+3?+8*npairs = 17+3?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9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OOKUPSWITCH LABEL(0); 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okup: 9+3?+8*npairs = 9+3?</text:p>
          </table:table-cell>
          <table:table-cell table:number-columns-repeated="1013"/>
        </table:table-row>
        <table:table-row table:style-name="ro15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5" calcext:value-type="float">
            <text:p>0,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SWITCH I I LABEL(0) LABEL(1) LABEL(1) LABEL(1); </text:p>
          </table:table-cell>
          <table:table-cell office:value-type="string" calcext:value-type="string">
            <text:p>DUP; CONST I; IFLT LABEL(0'); CONST I; IFGT LABEL(0); GOTO LABEL(1);</text:p>
            <text:p>LABEL(0'); POP; LABEL(0); …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ble: 13+3?+4n = 25+3?</text:p>
            <text:p>Lze použít pro každý případ tableswitch, kde je více shodných po sobě jdoucích labelů.</text:p>
          </table:table-cell>
          <table:table-cell table:number-columns-repeated="1013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92" calcext:value-type="float">
            <text:p>0,00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ABLESWITCH I I LABEL(0) LABEL(1) LABEL(2) LABEL(3); 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able: 13+3?+4n = 25+3?, viz lookupswitch</text:p>
          </table:table-cell>
          <table:table-cell table:number-columns-repeated="1013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33" calcext:value-type="float">
            <text:p>0,00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ABLESWITCH I I LABEL(0) LABEL(1); </text:p>
          </table:table-cell>
          <table:table-cell office:value-type="string" calcext:value-type="string">
            <text:p>CONST I; IFEQ LABEL(1); GOTO LABEL(0);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ble: 13+3?+4n = 17+3?</text:p>
          </table:table-cell>
          <table:table-cell table:number-columns-repeated="1013"/>
        </table:table-row>
        <table:table-row table:style-name="ro1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4" calcext:value-type="float">
            <text:p>0,0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TO LABEL(0); GOTO LABEL(1);</text:p>
          </table:table-cell>
          <table:table-cell office:value-type="string" calcext:value-type="string">
            <text:p>GOTO LABEL(0);</text:p>
          </table:table-cell>
          <table:table-cell table:number-columns-repeated="2"/>
          <table:table-cell office:value-type="string" calcext:value-type="string">
            <text:p>Druhý skok se nikdy neprovede. Eliminating Unreadable Code <text:s/>= všechny instrukce mezi nepodmíněným skokem a prvním labelem lze smazat</text:p>
          </table:table-cell>
          <table:table-cell table:number-columns-repeated="1013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09" calcext:value-type="float">
            <text:p>0,001</text:p>
          </table:table-cell>
          <table:table-cell table:style-name="ce32" office:value-type="float" office:value="841" calcext:value-type="float">
            <text:p>841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GOTO LABEL(0); LABEL(0); </text:p>
          </table:table-cell>
          <table:table-cell office:value-type="string" calcext:value-type="string">
            <text:p>LABEL(0)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bezprostředně následující instrukci,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9" calcext:value-type="float">
            <text:p>0,000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EQ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GE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2" calcext:value-type="float">
            <text:p>0,00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GT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LE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5" calcext:value-type="float">
            <text:p>0,000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LT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92" calcext:value-type="float">
            <text:p>0,001</text:p>
          </table:table-cell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_CMPNE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83" calcext:value-type="float">
            <text:p>0,002</text:p>
          </table:table-cell>
          <table:table-cell office:value-type="float" office:value="1699" calcext:value-type="float">
            <text:p>1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EQ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23" calcext:value-type="float">
            <text:p>0,00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GE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GT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8" calcext:value-type="float">
            <text:p>0,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LE LABEL(0); GOTO LABEL(1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9" calcext:value-type="float">
            <text:p>0,00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LT LABEL(0); GOTO LABEL(1);</text:p>
          </table:table-cell>
          <table:table-cell/>
          <table:table-cell table:style-name="ce15" table:number-columns-repeated="2"/>
          <table:table-cell table:number-columns-repeated="1014"/>
        </table:table-row>
        <table:table-row table:style-name="ro1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93" calcext:value-type="float">
            <text:p>0,002</text:p>
          </table:table-cell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E LABEL(0); GOTO LABEL(1);</text:p>
          </table:table-cell>
          <table:table-cell table:number-columns-repeated="3"/>
          <table:table-cell office:value-type="string" calcext:value-type="string">
            <text:p>Flow of control optimization = jump over jump. Lze pouze pokud jsou návěští v dostatečně krátké vzdálenosti.</text:p>
          </table:table-cell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112" calcext:value-type="float">
            <text:p>0,001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ONNULL LABEL(0); GOTO LABEL(1);</text:p>
          </table:table-cell>
          <table:table-cell table:number-columns-repeated="4"/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85" calcext:value-type="float">
            <text:p>0,001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NULL LABEL(0); GOTO LABEL(1);</text:p>
          </table:table-cell>
          <table:table-cell table:number-columns-repeated="4"/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2013" calcext:value-type="float">
            <text:p>0,020</text:p>
          </table:table-cell>
          <table:table-cell office:value-type="float" office:value="18711" calcext:value-type="float">
            <text:p>18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(0); GOTO LABEL(1);</text:p>
          </table:table-cell>
          <table:table-cell office:value-type="string" calcext:value-type="string">
            <text:p>GOTO LABEL(1)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bytečný skok navíc. Někdy je nutné v případě, že skáčeme moc daleko.</text:p>
          </table:table-cell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3" calcext:value-type="float">
            <text:p>0,00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CONST I;</text:p>
          </table:table-cell>
          <table:table-cell office:value-type="string" calcext:value-type="string">
            <text:p>RETURN;</text:p>
          </table:table-cell>
          <table:table-cell table:number-columns-repeated="3"/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245" calcext:value-type="float">
            <text:p>0,002</text:p>
          </table:table-cell>
          <table:table-cell office:value-type="float" office:value="2274" calcext:value-type="float">
            <text:p>2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CONST null;</text:p>
          </table:table-cell>
          <table:table-cell office:value-type="string" calcext:value-type="string">
            <text:p>RETURN;</text:p>
          </table:table-cell>
          <table:table-cell table:number-columns-repeated="2"/>
          <table:table-cell office:value-type="string" calcext:value-type="string">
            <text:p>Poznámka: v návěštích mi chybí návěští na catch bloky, myslím.</text:p>
          </table:table-cell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38" calcext:value-type="float">
            <text:p>0,000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GOTO LABEL(0);</text:p>
          </table:table-cell>
          <table:table-cell office:value-type="string" calcext:value-type="string">
            <text:p>RETURN;</text:p>
          </table:table-cell>
          <table:table-cell table:number-columns-repeated="3"/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9404" calcext:value-type="float">
            <text:p>0,094</text:p>
          </table:table-cell>
          <table:table-cell office:value-type="float" office:value="87418" calcext:value-type="float">
            <text:p>87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LABEL(0);</text:p>
          </table:table-cell>
          <table:table-cell table:number-columns-repeated="3"/>
          <table:table-cell office:value-type="string" calcext:value-type="string">
            <text:p>Za return dále může následovat návěští.</text:p>
          </table:table-cell>
          <table:table-cell table:style-name="Default"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2" calcext:value-type="float">
            <text:p>0,0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; NOP;</text:p>
          </table:table-cell>
          <table:table-cell office:value-type="string" calcext:value-type="string">
            <text:p>RETURN;</text:p>
          </table:table-cell>
          <table:table-cell table:number-columns-repeated="3"/>
          <table:table-cell table:style-name="Default" table:number-columns-repeated="1013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1" calcext:value-type="float">
            <text:p>0,000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TO LABEL(0); LABEL(0); RETURN;</text:p>
          </table:table-cell>
          <table:table-cell office:value-type="string" calcext:value-type="string">
            <text:p>LABEL(0); RETURN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style-name="Default"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0); IFEQ LABEL(0);</text:p>
          </table:table-cell>
          <table:table-cell office:value-type="string" calcext:value-type="string">
            <text:p>GOTO LABEL(0);</text:p>
          </table:table-cell>
          <table:table-cell table:number-columns-repeated="3"/>
          <table:table-cell table:style-name="Default"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0); IFNE LABEL(0);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Default"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(0); GOTO LABEL(1); LABEL(2); GOTO LABEL(3); LABEL(1);</text:p>
          </table:table-cell>
          <table:table-cell table:style-name="ce24" office:value-type="string" calcext:value-type="string">
            <text:p>LABEL(2); GOTO LABEL(3); LABEL(0);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 table:number-columns-repeated="1013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2" calcext:value-type="float">
            <text:p>0,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AD VAR; LOAD VAR; IF_CMPNE LABEL(0); GOTO LABEL(0); LABEL(1);</text:p>
          </table:table-cell>
          <table:table-cell office:value-type="string" calcext:value-type="string">
            <text:p>GOTO LABEL(0); LABEL(1);</text:p>
          </table:table-cell>
          <table:table-cell table:number-columns-repeated="2"/>
          <table:table-cell office:value-type="string" calcext:value-type="string">
            <text:p>Zbytečná sekvence instrukcí.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O LABEL(0); LABEL(1); CONST I(0); LABEL(0); RETURN; LABEL(2); CONST I(0); RETURN; </text:p>
          </table:table-cell>
          <table:table-cell office:value-type="string" calcext:value-type="string">
            <text:p>RETURN; LABEL(1,2); CONST I(0); RETURN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áhrada skoku za return a sloučení větví se stejným tělem.</text:p>
          </table:table-cell>
          <table:table-cell table:number-columns-repeated="1013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11" calcext:value-type="float">
            <text:p>0,004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OTO LABEL(0);.*LABEL(0); RETURN;</text:p>
          </table:table-cell>
          <table:table-cell office:value-type="string" calcext:value-type="string">
            <text:p>RETURN;.*LABEL(0); RETURN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podmíněný skok na return, který nic nevrací, lze nahradit přímo instrukcí return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.; CONST.; IF[^ ]* LABEL(0);</text:p>
          </table:table-cell>
          <table:table-cell table:number-columns-repeated="3"/>
          <table:table-cell office:value-type="string" calcext:value-type="string">
            <text:p>Podmíněné skoky s kontantními hodnottamu <text:s/>nenalezené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null; IFNULL LABEL(0);</text:p>
          </table:table-cell>
          <table:table-cell table:number-columns-repeated="1017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 null; STORE VAR(0); LOAD VAR(0); IFNULL LABEL(0);</text:p>
          </table:table-cell>
          <table:table-cell table:number-columns-repeated="1017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BEL(0); GOTO LABEL(0); <text:s/></text:p>
          </table:table-cell>
          <table:table-cell table:number-columns-repeated="3"/>
          <table:table-cell office:value-type="string" calcext:value-type="string">
            <text:p>Nekonečná smyčka.</text:p>
          </table:table-cell>
          <table:table-cell table:number-columns-repeated="101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 table:number-columns-repeated="2"/>
          <table:table-cell table:style-name="Default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3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Čísla a opera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9" calcext:value-type="float">
            <text:p>0,0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USH I(-1);</text:p>
          </table:table-cell>
          <table:table-cell office:value-type="string" calcext:value-type="string">
            <text:p>ICONST_m1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1.0);</text:p>
          </table:table-cell>
          <table:table-cell office:value-type="string" calcext:value-type="string">
            <text:p>ICONST_m1; i2d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2" calcext:value-type="float">
            <text:p>0,00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2.0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2" calcext:value-type="float">
            <text:p>0,0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6.0);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-Infinity);</text:p>
          </table:table-cell>
          <table:table-cell office:value-type="string" calcext:value-type="string">
            <text:p>LDC F(-Infinity)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 kratší konstanta v tabulce konstant.</text:p>
          </table:table-cell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0.0);</text:p>
          </table:table-cell>
          <table:table-cell office:value-type="string" calcext:value-type="string">
            <text:p>DCONST_0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3" calcext:value-type="float">
            <text:p>0,00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0.5);</text:p>
          </table:table-cell>
          <table:table-cell office:value-type="string" calcext:value-type="string">
            <text:p>FCONST_1; FCONST_2; FDIV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94" calcext:value-type="float">
            <text:p>0,001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2.0);</text:p>
          </table:table-cell>
          <table:table-cell office:value-type="string" calcext:value-type="string">
            <text:p>ICONST_2; i2d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9" calcext:value-type="float">
            <text:p>0,00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3.0);</text:p>
          </table:table-cell>
          <table:table-cell office:value-type="string" calcext:value-type="string">
            <text:p>ICONST_3; i2d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5" calcext:value-type="float">
            <text:p>0,00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4.0);</text:p>
          </table:table-cell>
          <table:table-cell office:value-type="string" calcext:value-type="string">
            <text:p>ICONST_4; i2d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8" calcext:value-type="float">
            <text:p>0,00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6.0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1" calcext:value-type="float">
            <text:p>0,0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Infinity);</text:p>
          </table:table-cell>
          <table:table-cell office:value-type="string" calcext:value-type="string">
            <text:p>LDC F(Infinity); f2d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 kratší konstanta v tabulce konstant.</text:p>
          </table:table-cell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9" calcext:value-type="float">
            <text:p>0,00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D(NaN);</text:p>
          </table:table-cell>
          <table:table-cell office:value-type="string" calcext:value-type="string">
            <text:p>DCONST_0; DUP2; DDIV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! Ušetří se místo v tabulce konstant.</text:p>
          </table:table-cell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-1.0);</text:p>
          </table:table-cell>
          <table:table-cell office:value-type="string" calcext:value-type="string">
            <text:p>ICONST_m1; i2f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-Infinity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0);</text:p>
          </table:table-cell>
          <table:table-cell office:value-type="string" calcext:value-type="string">
            <text:p>FCONST_0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3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5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5" calcext:value-type="float">
            <text:p>0,00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0.75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.5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8" calcext:value-type="float">
            <text:p>0,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0.0);</text:p>
          </table:table-cell>
          <table:table-cell office:value-type="string" calcext:value-type="string">
            <text:p>BIPUSH I(100); i2f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ž se nevyplatí</text:p>
          </table:table-cell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00.0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1048576.0);</text:p>
          </table:table-cell>
          <table:table-cell table:number-columns-repeated="1017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3.0);</text:p>
          </table:table-cell>
          <table:table-cell office:value-type="string" calcext:value-type="string">
            <text:p>ICONST_3; i2f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Infinity);</text:p>
          </table:table-cell>
          <table:table-cell office:value-type="string" calcext:value-type="string">
            <text:p>FCONST_1; FCONST_0; FDIV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F(NaN);</text:p>
          </table:table-cell>
          <table:table-cell office:value-type="string" calcext:value-type="string">
            <text:p>FCONST_0; DUP; FDIV;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ž se nevyplatí</text:p>
          </table:table-cell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206" calcext:value-type="float">
            <text:p>0,002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0);</text:p>
          </table:table-cell>
          <table:table-cell office:value-type="string" calcext:value-type="string">
            <text:p>ICONST_0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7" calcext:value-type="float">
            <text:p>0,002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1);</text:p>
          </table:table-cell>
          <table:table-cell office:value-type="string" calcext:value-type="string">
            <text:p>ICONST_1;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35" calcext:value-type="float">
            <text:p>0,001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2);</text:p>
          </table:table-cell>
          <table:table-cell office:value-type="string" calcext:value-type="string">
            <text:p>ICONST_2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49" calcext:value-type="float">
            <text:p>0,001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2147483647);</text:p>
          </table:table-cell>
          <table:table-cell office:value-type="string" calcext:value-type="string">
            <text:p>nic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11" calcext:value-type="float">
            <text:p>0,00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I(3);</text:p>
          </table:table-cell>
          <table:table-cell office:value-type="string" calcext:value-type="string">
            <text:p>ICONST_3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-1);</text:p>
          </table:table-cell>
          <table:table-cell office:value-type="string" calcext:value-type="string">
            <text:p>ICONST_m1; i2l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víc ušetřeno místo v tabulce konstant.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0);</text:p>
          </table:table-cell>
          <table:table-cell office:value-type="string" calcext:value-type="string">
            <text:p>LCONST_0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4" calcext:value-type="float">
            <text:p>0,00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127);</text:p>
          </table:table-cell>
          <table:table-cell office:value-type="string" calcext:value-type="string">
            <text:p>BIPUSH I(127)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9" calcext:value-type="float">
            <text:p>0,001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2);</text:p>
          </table:table-cell>
          <table:table-cell office:value-type="string" calcext:value-type="string">
            <text:p>ICONST_2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4" calcext:value-type="float">
            <text:p>0,000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255);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17" calcext:value-type="float">
            <text:p>0,00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3);</text:p>
          </table:table-cell>
          <table:table-cell office:value-type="string" calcext:value-type="string">
            <text:p>ICONST_3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32" calcext:value-type="float">
            <text:p>0,00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31);</text:p>
          </table:table-cell>
          <table:table-cell office:value-type="string" calcext:value-type="string">
            <text:p>BIPUSH I(31)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" calcext:value-type="float">
            <text:p>0,00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4);</text:p>
          </table:table-cell>
          <table:table-cell office:value-type="string" calcext:value-type="string">
            <text:p>ICONST_4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1" calcext:value-type="float">
            <text:p>0,0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7);</text:p>
          </table:table-cell>
          <table:table-cell office:value-type="string" calcext:value-type="string">
            <text:p>BIPUSH I(7); i2l;</text:p>
          </table:table-cell>
          <table:table-cell table:number-columns-repeated="1016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6" calcext:value-type="float">
            <text:p>0,00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L(8);</text:p>
          </table:table-cell>
          <table:table-cell office:value-type="string" calcext:value-type="string">
            <text:p>BIPUSH I(8); i2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! Nevytváří se zbytečná konstanta v tabulce konstant.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51" calcext:value-type="float">
            <text:p>0,00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0); ADD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řičtení nuly.</text:p>
          </table:table-cell>
          <table:table-cell table:style-name="Default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0.00006" calcext:value-type="float">
            <text:p>0,0000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ONST I(0); SHL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osun o nula.</text:p>
          </table:table-cell>
          <table:table-cell table:style-name="Default" table:number-columns-repeated="1013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I(0); SHR;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osun o nula.</text:p>
          </table:table-cell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42" calcext:value-type="float">
            <text:p>0,00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I; I2B;</text:p>
          </table:table-cell>
          <table:table-cell table:style-name="ce24" office:value-type="string" calcext:value-type="string">
            <text:p>L2I; I2B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lze optimalizovat. Jediná nalezená sekvence konverzí hodnot.</text:p>
          </table:table-cell>
          <table:table-cell table:style-name="Default" table:number-columns-repeated="1013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2" calcext:value-type="float">
            <text:p>0,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0); BIPUSH I(0); IADD; ISTORE VAR(0);</text:p>
          </table:table-cell>
          <table:table-cell table:style-name="ce24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 je dostatečně malý.</text:p>
          </table:table-cell>
          <table:table-cell table:style-name="Default" table:number-columns-repeated="1013"/>
        </table:table-row>
        <table:table-row table:style-name="ro10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44" calcext:value-type="float">
            <text:p>0,0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OAD VAR(0); ICONST I(0); IADD; ISTORE VAR(0);</text:p>
          </table:table-cell>
          <table:table-cell table:style-name="ce24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 je dostatečně malý.</text:p>
          </table:table-cell>
          <table:table-cell table:style-name="Default"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47" calcext:value-type="float">
            <text:p>0,000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CONST I(0); ADD; STORE VAR(0);</text:p>
          </table:table-cell>
          <table:table-cell table:style-name="ce24" office:value-type="string" calcext:value-type="string">
            <text:p>INC VAR(0) I(0)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ze nahradit jen pro nízké indexy a hodnoty integerů.</text:p>
          </table:table-cell>
          <table:table-cell table:style-name="Default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 table:number-columns-repeated="2"/>
          <table:table-cell table:style-name="Default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ásobník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322" calcext:value-type="float">
            <text:p>0,003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NOP;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bytečná instrukce.</text:p>
          </table:table-cell>
          <table:table-cell table:number-columns-repeated="1013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542" calcext:value-type="float">
            <text:p>0,005</text:p>
          </table:table-cell>
          <table:table-cell table:style-name="ce32" office:value-type="float" office:value="5042" calcext:value-type="float">
            <text:p>5042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CONST I(0); CONST I(0); </text:p>
          </table:table-cell>
          <table:table-cell office:value-type="string" calcext:value-type="string">
            <text:p>CONST I(0); DUP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, lze použít pro všechny kombinace hodnot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28" calcext:value-type="float">
            <text:p>0,000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POP;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077" calcext:value-type="float">
            <text:p>0,001</text:p>
          </table:table-cell>
          <table:table-cell table:style-name="ce32" office:value-type="float" office:value="718" calcext:value-type="float">
            <text:p>718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CONST S(0); CONST S(0); </text:p>
          </table:table-cell>
          <table:table-cell office:value-type="string" calcext:value-type="string">
            <text:p>CONST S(0); DUP;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kace řetězcové konstanty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05" calcext:value-type="float">
            <text:p>0,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FIELD OBJECT FIELD; POP;</text:p>
          </table:table-cell>
          <table:table-cell office:value-type="string" calcext:value-type="string">
            <text:p>POP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řípadně se následně odstraní parametr odstraněné instrukce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5" calcext:value-type="float">
            <text:p>0,001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STATIC OBJECT FIELD; POP;</text:p>
          </table:table-cell>
          <table:table-cell office:value-type="string" calcext:value-type="string">
            <text:p>POP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řípadně se následně odstraní parametr odstraněné instrukce.</text:p>
          </table:table-cell>
          <table:table-cell table:number-columns-repeated="1013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7" calcext:value-type="float">
            <text:p>0,00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PAR; POP;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482" calcext:value-type="float">
            <text:p>0,005</text:p>
          </table:table-cell>
          <table:table-cell office:value-type="float" office:value="4477" calcext:value-type="float">
            <text:p>4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VAR; POP;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čtená hodnota proměnné se zahodí – zbytečné.</text:p>
          </table:table-cell>
          <table:table-cell table:number-columns-repeated="1013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525" calcext:value-type="float">
            <text:p>0,005</text:p>
          </table:table-cell>
          <table:table-cell office:value-type="float" office:value="4880" calcext:value-type="float">
            <text:p>4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VAR(0); LOAD VAR(0);</text:p>
          </table:table-cell>
          <table:table-cell table:style-name="ce24" office:value-type="string" calcext:value-type="string">
            <text:p>LOAD VAR(0); DUP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krétní typ instrukce pro duplikaci závisí na délkách typů proměnných. Existuje pro všechny varianty.</text:p>
          </table:table-cell>
          <table:table-cell table:number-columns-repeated="1013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824" calcext:value-type="float">
            <text:p>0,008</text:p>
          </table:table-cell>
          <table:table-cell office:value-type="float" office:value="7656" calcext:value-type="float">
            <text:p>7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; RETURN;</text:p>
          </table:table-cell>
          <table:table-cell office:value-type="string" calcext:value-type="string">
            <text:p>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urn nic nevrací, na obsahu zásobníku při návratu z metody nezáleží, proto je pop zbytečné.</text:p>
          </table:table-cell>
          <table:table-cell table:number-columns-repeated="1013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014" calcext:value-type="float">
            <text:p>0,00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P2; RETURN;</text:p>
          </table:table-cell>
          <table:table-cell office:value-type="string" calcext:value-type="string">
            <text:p>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urn nic nevrací, na obsahu zásobníku při návratu z metody nezáleží, proto je pop zbytečné.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131" calcext:value-type="float">
            <text:p>0,001</text:p>
          </table:table-cell>
          <table:table-cell table:style-name="ce32" office:value-type="float" office:value="1214" calcext:value-type="float">
            <text:p>1214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PUTSTATIC OBJECT(0) FIELD(0); GETSTATIC OBJECT(0) FIELD(0); </text:p>
          </table:table-cell>
          <table:table-cell office:value-type="string" calcext:value-type="string">
            <text:p>DUP; PUTSTATIC OBJECT(0) FIELD(0)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ložení hodnoty a opětovné načtení.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12079" calcext:value-type="float">
            <text:p>0,121</text:p>
          </table:table-cell>
          <table:table-cell table:style-name="ce32" office:value-type="float" office:value="112280" calcext:value-type="float">
            <text:p>112280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STORE VAR(0); LOAD VAR(0); </text:p>
          </table:table-cell>
          <table:table-cell office:value-type="string" calcext:value-type="string">
            <text:p>DUP; STORE VAR(0)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áhrada má žádný nebo nějaký efekt. Optimalizovat!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108" calcext:value-type="float">
            <text:p>0,001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; LOAD this; SWAP;</text:p>
          </table:table-cell>
          <table:table-cell table:style-name="ce24" office:value-type="string" calcext:value-type="string">
            <text:p>LOAD this; LOAD VAR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kud lze hodnoty před swapem prohodit, je vhodné je prohodit a swap zahodit.</text:p>
          </table:table-cell>
          <table:table-cell table:style-name="Default"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19" calcext:value-type="float">
            <text:p>0,002</text:p>
          </table:table-cell>
          <table:table-cell office:value-type="float" office:value="1763" calcext:value-type="float">
            <text:p>1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VAR(0); LOAD VAR(1); LOAD VAR(0);</text:p>
          </table:table-cell>
          <table:table-cell table:style-name="ce24" office:value-type="string" calcext:value-type="string">
            <text:p>LOAD VAR(1); LOAD VAR(0); DUP_X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krétní typ instrukce pro duplikaci závisí na délkách typů proměnných. Existuje pro všechny varianty. Tento a následující vzory se dají zkombinovat i s konstantami.</text:p>
          </table:table-cell>
          <table:table-cell table:style-name="Default"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00216" calcext:value-type="float">
            <text:p>0,002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; LABEL(0); RETURN;</text:p>
          </table:table-cell>
          <table:table-cell office:value-type="string" calcext:value-type="string">
            <text:p>LABEL(0); RETURN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ipulace se zásobníkem, když na obsahu nezáleží.</text:p>
          </table:table-cell>
          <table:table-cell table:style-name="Default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18" calcext:value-type="float">
            <text:p>0,002</text:p>
          </table:table-cell>
          <table:table-cell table:style-name="ce32" office:value-type="float" office:value="1671" calcext:value-type="float">
            <text:p>1671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string" calcext:value-type="string">
            <text:p>STORE VAR(0); LOAD VAR(0); RETURN; </text:p>
          </table:table-cell>
          <table:table-cell office:value-type="string" calcext:value-type="string">
            <text:p>RETURN;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áci s proměnnými lze vynechat.</text:p>
          </table:table-cell>
          <table:table-cell table:style-name="Default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4" calcext:value-type="float">
            <text:p>0,00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PAR; NEW OBJECT; DUP_X1; SWAP;</text:p>
          </table:table-cell>
          <table:table-cell office:value-type="string" calcext:value-type="string">
            <text:p>NEW OBJECT; DUP; LOAD PAR;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1013"/>
        </table:table-row>
        <table:table-row table:style-name="ro10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1" calcext:value-type="float">
            <text:p>0,00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; NEW OBJECT; DUP_X1; SWAP;</text:p>
          </table:table-cell>
          <table:table-cell office:value-type="string" calcext:value-type="string">
            <text:p>NEW OBJECT; DUP; LOAD VAR;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26" calcext:value-type="float">
            <text:p>0,000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0); LOAD VAR(1);</text:p>
          </table:table-cell>
          <table:table-cell table:style-name="ce24" office:value-type="string" calcext:value-type="string">
            <text:p>LOAD VAR(0); LOAD VAR(1); DUP2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mínka: VAR(0) a VAR(1) jsou typu o délce 1</text:p>
          </table:table-cell>
          <table:table-cell table:style-name="Default"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2); LOAD VAR(0);</text:p>
          </table:table-cell>
          <table:table-cell table:style-name="ce24" office:value-type="string" calcext:value-type="string">
            <text:p>LOAD VAR(1); LOAD VAR(2); LOAD VAR(0); DUP_X2;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Podmínka: VAR(0), VAR(1),VAR(2) jsou typu o délce 1</text:p>
          </table:table-cell>
          <table:table-cell table:style-name="Default"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16" calcext:value-type="float">
            <text:p>0,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LOAD VAR(1); LOAD VAR(2); LOAD VAR(0);</text:p>
          </table:table-cell>
          <table:table-cell table:style-name="ce24" office:value-type="string" calcext:value-type="string">
            <text:p>LOAD VAR(1); LOAD VAR(2); LOAD VAR(0); DUP2_X2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mínka: VAR(0) je typu o délce 2, VAR(1), VAR(2) <text:s/>jsou <text:s/>typu o délce 1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0005" calcext:value-type="float">
            <text:p>0,0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VAR(0); STORE VAR(1); LOAD VAR(1); STORE VAR(2);</text:p>
          </table:table-cell>
          <table:table-cell table:style-name="ce24" office:value-type="string" calcext:value-type="string">
            <text:p>LOAD VAR(0); DUP; STORE VAR(1); STORE VAR(2);</text:p>
          </table:table-cell>
          <table:table-cell table:number-columns-repeated="1016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20" office:value-type="float" office:value="0" calcext:value-type="float">
            <text:p>0,0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LOAD VAR(0); LOAD VAR(1); LOAD VAR(2); LOAD VAR(0); LOAD VAR(1);</text:p>
          </table:table-cell>
          <table:table-cell table:style-name="ce24" office:value-type="string" calcext:value-type="string">
            <text:p>LOAD VAR(2); LOAD VAR(0); LOAD VAR(1); DUP2_X1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mínka: VAR(0), VAR(1),VAR(2) jsou typu o délce 1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20" office:value-type="float" office:value="0" calcext:value-type="float">
            <text:p>0,0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LOAD VAR(0); LOAD VAR(1); LOAD VAR(2); LOAD VAR(0); LOAD VAR(1);</text:p>
          </table:table-cell>
          <table:table-cell table:style-name="ce24" office:value-type="string" calcext:value-type="string">
            <text:p>LOAD VAR(2); LOAD VAR(0); LOAD VAR(1); DUP2_X1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mínka: VAR(0), VAR(1) <text:s/>jsou <text:s/>typu o délce 2, <text:s/>VAR(2) <text:s/>je <text:s/>typu o délce 1</text:p>
          </table:table-cell>
          <table:table-cell table:number-columns-repeated="1013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20" office:value-type="float" office:value="0" calcext:value-type="float">
            <text:p>0,0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LOAD VAR(0); LOAD VAR(1); LOAD VAR(2); LOAD VAR(3); LOAD VAR(0); LOAD VAR(1);</text:p>
          </table:table-cell>
          <table:table-cell table:style-name="ce24" office:value-type="string" calcext:value-type="string">
            <text:p>LOAD VAR(2); LOAD VAR(3); LOAD VAR(0); LOAD VAR(1); DUP2_X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mínka: VAR(0), VAR(1),VAR(2), VAR(3) jsou typu o délce 1</text:p>
          </table:table-cell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 table:number-columns-repeated="2"/>
          <table:table-cell table:style-name="Default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4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Řetěz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number-columns-repeated="2" table:default-cell-style-name="ce14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number-columns-repeated="2" table:style-name="ce13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17" calcext:value-type="float">
            <text:p>0,001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/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1" calcext:value-type="float">
            <text:p>0,001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\n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27" calcext:value-type="float">
            <text:p>0,001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&lt;$constructor$&gt;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31" calcext:value-type="float">
            <text:p>0,00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: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48" calcext:value-type="float">
            <text:p>0,001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,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64" calcext:value-type="float">
            <text:p>0,002</text:p>
          </table:table-cell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.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71" calcext:value-type="float">
            <text:p>0,002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, 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81" calcext:value-type="float">
            <text:p>0,002</text:p>
          </table:table-cell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 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193" calcext:value-type="float">
            <text:p>0,002</text:p>
          </table:table-cell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]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221" calcext:value-type="float">
            <text:p>0,002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 S(")");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901" calcext:value-type="float">
            <text:p>0,009</text:p>
          </table:table-cell>
          <table:table-cell office:value-type="float" office:value="8375" calcext:value-type="float">
            <text:p>8375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LDC S("");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hodné k dalšímu prozkoumání.</text:p>
          </table:table-cell>
          <table:table-cell table:style-name="Default" table:number-columns-repeated="1013"/>
        </table:table-row>
        <table:table-row table:style-name="ro1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91738" calcext:value-type="float">
            <text:p>0,917</text:p>
          </table:table-cell>
          <table:table-cell office:value-type="float" office:value="103549" calcext:value-type="float">
            <text:p>103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KE OBJECT(java/lang/StringBuilder) METHOD(append,(Ljava/lang/String;)Ljava/lang/StringBuilder;);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jčastěji se volá metoda apend objektu StringBuilder. Prozkoumat varinatu, kdy se dvakrát za sebou provádí append pro konstantní řetězcovou konstantu...lze konkatenovat do jednoho řetězce.</text:p>
          </table:table-cell>
          <table:table-cell table:style-name="Default" table:number-columns-repeated="1013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2" calcext:value-type="float">
            <text:p>0,00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S(""); INVOKE OBJECT(java/io/PrintWriter) METHOD(println,(Ljava/lang/String;)V);</text:p>
          </table:table-cell>
          <table:table-cell table:style-name="ce24" office:value-type="string" calcext:value-type="string">
            <text:p>INVOKE OBJECT(java/io/PrintWriter) METHOD(println,(V)V);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Tisk prázného řetězce.</text:p>
          </table:table-cell>
          <table:table-cell table:style-name="Default" table:number-columns-repeated="1013"/>
        </table:table-row>
        <table:table-row table:style-name="ro1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6" calcext:value-type="float">
            <text:p>0,00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S(""); INVOKE OBJECT(java/lang/StringBuilder) METHOD(append,(Ljava/lang/String;)Ljava/lang/StringBuilder;);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ůže se stát, že se jedná o jiný StringBuilder?</text:p>
          </table:table-cell>
          <table:table-cell table:style-name="Default" table:number-columns-repeated="1013"/>
        </table:table-row>
        <table:table-row table:style-name="ro1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2497" calcext:value-type="float">
            <text:p>0,025</text:p>
          </table:table-cell>
          <table:table-cell office:value-type="float" office:value="30707" calcext:value-type="float">
            <text:p>30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KE OBJECT(java/lang/StringBuilder) METHOD(&lt;init&gt;,()V); *; INVOKE OBJECT(java/lang/StringBuilder) METHOD(append,(Ljava/lang/String;)Ljava/lang/StringBuilder;);</text:p>
          </table:table-cell>
          <table:table-cell table:style-name="ce24" office:value-type="string" calcext:value-type="string">
            <text:p>&lt;načti hodnotu&gt;; INVOKE OBJECT(java/lang/StringBuilder) METHOD(&lt;init&gt;,(&lt;typ_hodnoty&gt;)V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ze ušetřit jedno volání append metody, pokud zvolíme parametrický konstruktor.</text:p>
          </table:table-cell>
          <table:table-cell table:style-name="Default" table:number-columns-repeated="1013"/>
        </table:table-row>
        <table:table-row table:style-name="ro19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1" calcext:value-type="float">
            <text:p>0,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 S(", "); INVOKE OBJECT(java/lang/StringBuilder) METHOD(append,(Ljava/lang/String;)Ljava/lang/StringBuilder;); CONST S("column: "); INVOKE OBJECT(java/lang/StringBuilder) METHOD(append,(Ljava/lang/String;)Ljava/lang/StringBuilder;);</text:p>
          </table:table-cell>
          <table:table-cell table:style-name="ce24" office:value-type="string" calcext:value-type="string">
            <text:p>CONST S(", column: "); INVOKE OBJECT(java/lang/StringBuilder) METHOD(append,(Ljava/lang/String;)Ljava/lang/StringBuilder;)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nkatenace řetězcových konstant.</text:p>
          </table:table-cell>
          <table:table-cell table:style-name="Default" table:number-columns-repeated="1013"/>
        </table:table-row>
        <table:table-row table:style-name="ro19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03" calcext:value-type="float">
            <text:p>0,0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 S(":"); INVOKE OBJECT(java/lang/StringBuilder) METHOD(append,(Ljava/lang/String;)Ljava/lang/StringBuilder;); CONST S("BrokerName="); INVOKE OBJECT(java/lang/StringBuilder) METHOD(append,(Ljava/lang/String;)Ljava/lang/StringBuilder;);</text:p>
          </table:table-cell>
          <table:table-cell table:style-name="ce24" office:value-type="string" calcext:value-type="string">
            <text:p>CONST S(":BrokerName="); INVOKE OBJECT(java/lang/StringBuilder) METHOD(append,(Ljava/lang/String;)Ljava/lang/StringBuilder;)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nkatenace řetězcových konstant.</text:p>
          </table:table-cell>
          <table:table-cell table:style-name="Default" table:number-columns-repeated="1013"/>
        </table:table-row>
        <table:table-row table:style-name="ro20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2" calcext:value-type="float">
            <text:p>0,0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(0); CONST S(""); LABEL(1); INVOKE OBJECT(java/lang/StringBuilder) METHOD(append,(Ljava/lang/String;)Ljava/lang/StringBuilder;);</text:p>
          </table:table-cell>
          <table:table-cell table:style-name="ce24" office:value-type="string" calcext:value-type="string">
            <text:p>LABEL(1); INVOKE OBJECT(java/lang/StringBuilder) METHOD(append,(Ljava/lang/String;)Ljava/lang/StringBuilder;); LABEL(0)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ísto skoku na prázdný řetězec, skoč za instrukci s konkatenací.</text:p>
          </table:table-cell>
          <table:table-cell table:style-name="Default"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 table:number-columns-repeated="2"/>
          <table:table-cell table:style-name="Default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6" table:default-cell-style-name="ce12"/>
        <table:table-column table:style-name="co7" table:default-cell-style-name="ce14"/>
        <table:table-column table:style-name="co17" table:default-cell-style-name="ce41"/>
        <table:table-column table:style-name="co8" table:default-cell-style-name="ce1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Procenta</text:p>
          </table:table-cell>
          <table:table-cell table:style-name="ce6" office:value-type="string" calcext:value-type="string">
            <text:p>Četnost</text:p>
          </table:table-cell>
          <table:table-cell table:style-name="ce6" office:value-type="string" calcext:value-type="string">
            <text:p>Délka</text:p>
          </table:table-cell>
          <table:table-cell table:style-name="ce9" office:value-type="string" calcext:value-type="string">
            <text:p>Původní</text:p>
          </table:table-cell>
          <table:table-cell table:style-name="ce11" office:value-type="string" calcext:value-type="string">
            <text:p>Optimální</text:p>
          </table:table-cell>
          <table:table-cell table:style-name="ce13" office:value-type="string" calcext:value-type="string">
            <text:p>B</text:p>
          </table:table-cell>
          <table:table-cell table:style-name="ce40" office:value-type="string" calcext:value-type="string">
            <text:p>B</text:p>
          </table:table-cell>
          <table:table-cell table:style-name="ce6" office:value-type="string" calcext:value-type="string">
            <text:p>Poznámka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style-name="ce37" office:value-type="float" office:value="0" calcext:value-type="float">
            <text:p>0,000</text:p>
          </table:table-cell>
          <table:table-cell table:style-name="ce23" office:value-type="float" office:value="0" calcext:value-type="float">
            <text:p>0</text:p>
          </table:table-cell>
          <table:table-cell table:style-name="ce22"/>
          <table:table-cell table:style-name="ce38" office:value-type="string" calcext:value-type="string">
            <text:p>MULTIANEWARRAY I(1)</text:p>
          </table:table-cell>
          <table:table-cell table:style-name="ce25"/>
          <table:table-cell table:style-name="ce39"/>
          <table:table-cell table:style-name="ce42"/>
          <table:table-cell table:style-name="ce29" office:value-type="string" calcext:value-type="string">
            <text:p>Takové pole se nevytváří.</text:p>
          </table:table-cell>
          <table:table-cell table:style-name="ce23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27" calcext:value-type="float">
            <text:p>0,0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HECKCAST ARRAY;</text:p>
          </table:table-cell>
          <table:table-cell table:style-name="ce24" office:value-type="string" calcext:value-type="string">
            <text:p>CONST null;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0003" calcext:value-type="float">
            <text:p>0,000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 null; CHECKCAST OBJECT;</text:p>
          </table:table-cell>
          <table:table-cell table:style-name="ce24" office:value-type="string" calcext:value-type="string">
            <text:p>CONST null;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Operace checkcast nic neprovede.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033" calcext:value-type="float">
            <text:p>0,000</text:p>
          </table:table-cell>
          <table:table-cell table:style-name="ce32" office:value-type="float" office:value="305" calcext:value-type="float">
            <text:p>305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CHECKCAST OBJECT(0); CHECKCAST OBJECT(0); </text:p>
          </table:table-cell>
          <table:table-cell office:value-type="string" calcext:value-type="string">
            <text:p>CHECKCAST OBJECT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1" office:value-type="float" office:value="0.00165" calcext:value-type="float">
            <text:p>0,002</text:p>
          </table:table-cell>
          <table:table-cell table:style-name="ce32" office:value-type="float" office:value="1536" calcext:value-type="float">
            <text:p>1536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string" calcext:value-type="string">
            <text:p>CHECKCAST ARRAY(0); CHECKCAST ARRAY(0); </text:p>
          </table:table-cell>
          <table:table-cell office:value-type="string" calcext:value-type="string">
            <text:p>CHECKCAST ARRAY(0)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vojitý checkcast na stejný typ.</text:p>
          </table:table-cell>
          <table:table-cell table:style-name="Default" table:number-columns-repeated="101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00045" calcext:value-type="float">
            <text:p>0,000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OBJECT(java/lang/NullPointerException); DUP; INVOKE OBJECT(java/lang/NullPointerException) METHOD(&lt;init&gt;,()V); ATHROW;</text:p>
          </table:table-cell>
          <table:table-cell office:value-type="string" calcext:value-type="string">
            <text:p>CONST null; ATHROW;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fikace: „If objectref is null , athrow throws a NullPointerException instead of objectref.“ Navíc se nejspíš ušetří místo v tabulce konstant.</text:p>
          </table:table-cell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0"/>
          <table:table-cell table:style-name="ce8"/>
          <table:table-cell table:style-name="ce7"/>
          <table:table-cell/>
          <table:table-cell table:style-name="ce24"/>
          <table:table-cell/>
          <table:table-cell table:style-name="ce24"/>
          <table:table-cell table:number-columns-repeated="1014"/>
        </table:table-row>
        <table:table-row table:style-name="ro2">
          <table:table-cell table:number-columns-repeated="3"/>
          <table:table-cell table:style-name="ce20"/>
          <table:table-cell table:style-name="ce8"/>
          <table:table-cell table:style-name="ce7"/>
          <table:table-cell/>
          <table:table-cell table:style-name="ce24"/>
          <table:table-cell table:style-name="ce15"/>
          <table:table-cell table:style-name="ce2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4"/>
          <table:table-cell table:style-name="ce15"/>
          <table:table-cell table:style-name="ce24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style-name="ce15"/>
          <table:table-cell table:style-name="ce24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1">
          <table:table-cell table:number-columns-repeated="8"/>
          <table:table-cell table:style-name="ce16"/>
          <table:table-cell table:style-name="Default" table:number-columns-repeated="2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1"/>
          <table:table-cell table:style-name="ce32"/>
          <table:table-cell table:style-name="ce33"/>
          <table:table-cell table:style-name="ce34"/>
          <table:table-cell table:number-columns-repeated="1017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Nalezené.A2:Nalezené.AMJ1048575" table:contains-header="false">
          <table:sort>
            <table:sort-by table:field-number="6" table:data-type="automatic"/>
          </table:sort>
        </table:database-range>
        <table:database-range table:name="__Anonymous_Sheet_DB__3" table:target-range-address="'Typická těla metod'.A3:'Typická těla metod'.AMJ11" table:contains-header="false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4" table:target-range-address="'Skoky a větve'.A3:'Skoky a větve'.AMJ1048575" table:contains-header="false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5" table:target-range-address="'Čísla a operace'.A3:'Čísla a operace'.AMJ1048563" table:contains-header="false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6" table:target-range-address="Zásobník.A3:Zásobník.AMJ1048574" table:contains-header="false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7" table:target-range-address="Řetězce.A3:Řetězce.AMJ1048575" table:contains-header="false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 number:grouping="true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19:58:32.90075044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13T13:45:13.801796285</meta:creation-date>
    <meta:generator>LibreOffice/4.4.3.2$Linux_X86_64 LibreOffice_project/40m0$Build-2</meta:generator>
    <dc:date>2016-04-20T12:13:07.342833231</dc:date>
    <dc:creator>vendy </dc:creator>
    <meta:editing-duration>P1DT14H30M33S</meta:editing-duration>
    <meta:editing-cycles>317</meta:editing-cycles>
    <meta:document-statistic meta:table-count="9" meta:cell-count="1806" meta:object-count="0"/>
  </office:meta>
</office:document-meta>
</file>